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Regular1" svg:font-family="'Noto Sans CJK JP Regular'" style:font-pitch="variable"/>
    <style:font-face style:name="Noto Sans CJK JP Regular2" svg:font-family="'Noto Sans CJK JP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メイリオ" svg:font-family="メイリオ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ffffcc" draw:opacity="100%" draw:textarea-horizontal-align="justify" draw:textarea-vertical-align="top" draw:auto-grow-height="false" fo:min-height="8.5cm" fo:min-width="28.444cm" draw:shadow-opacity="100%"/>
    </style:style>
    <style:style style:name="gr2" style:family="graphic" style:parent-style-name="standard">
      <style:graphic-properties svg:stroke-color="#666666" draw:fill="solid" draw:fill-color="#eeeeee" draw:opacity="100%" draw:textarea-horizontal-align="justify" draw:textarea-vertical-align="middle" draw:auto-grow-height="false" fo:min-height="1.913cm" fo:min-width="4.768cm" draw:shadow-opacity="100%"/>
    </style:style>
    <style:style style:name="gr3" style:family="graphic" style:parent-style-name="standard">
      <style:graphic-properties svg:stroke-color="#666666" draw:fill="solid" draw:fill-color="#eeeeee" draw:opacity="100%" draw:textarea-horizontal-align="justify" draw:textarea-vertical-align="middle" draw:auto-grow-height="false" fo:min-height="1.913cm" fo:min-width="7.168cm" draw:shadow-opacity="100%"/>
    </style:style>
    <style:style style:name="gr4" style:family="graphic" style:parent-style-name="standard">
      <style:graphic-properties svg:stroke-color="#666666" draw:fill="solid" draw:fill-color="#eeeeee" draw:opacity="100%" draw:textarea-horizontal-align="justify" draw:textarea-vertical-align="middle" draw:auto-grow-height="false" fo:min-height="1.461cm" fo:min-width="28.616cm" draw:shadow-opacity="100%"/>
    </style:style>
    <style:style style:name="gr5" style:family="graphic" style:parent-style-name="standard">
      <style:graphic-properties svg:stroke-color="#0084d1" draw:fill="solid" draw:fill-color="#cfe7f5" draw:opacity="100%" draw:textarea-horizontal-align="justify" draw:textarea-vertical-align="middle" draw:auto-grow-height="false" fo:min-height="1.194cm" fo:min-width="19.444cm" draw:shadow-opacity="100%"/>
    </style:style>
    <style:style style:name="gr6" style:family="graphic" style:parent-style-name="standard">
      <style:graphic-properties svg:stroke-color="#666666" draw:fill="solid" draw:fill-color="#eeeeee" draw:opacity="100%" draw:textarea-horizontal-align="justify" draw:textarea-vertical-align="middle" draw:auto-grow-height="false" fo:min-height="1.554cm" fo:min-width="3.306cm" draw:shadow-opacity="100%"/>
    </style:style>
    <style:style style:name="gr7" style:family="graphic" style:parent-style-name="standard">
      <style:graphic-properties svg:stroke-color="#0084d1" draw:fill="solid" draw:fill-color="#cfe7f5" draw:opacity="100%" draw:textarea-horizontal-align="justify" draw:textarea-vertical-align="middle" draw:auto-grow-height="false" fo:min-height="4.766cm" fo:min-width="27.204cm" draw:shadow-opacity="100%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1.776cm"/>
    </style:style>
    <style:style style:name="gr9" style:family="graphic" style:parent-style-name="objectwithoutfill">
      <style:graphic-properties svg:stroke-color="#666666" draw:fill="none" draw:textarea-vertical-align="middle"/>
    </style:style>
    <style:style style:name="gr10" style:family="graphic" style:parent-style-name="standard">
      <style:graphic-properties draw:fill="solid" draw:fill-color="#ffffff" draw:textarea-horizontal-align="left" draw:textarea-vertical-align="middle" draw:auto-grow-height="false" fo:min-height="1.85cm" fo:min-width="22.1cm"/>
    </style:style>
    <style:style style:name="gr11" style:family="graphic" style:parent-style-name="standard">
      <style:graphic-properties draw:fill="solid" draw:fill-color="#ffffff" draw:textarea-horizontal-align="center" draw:textarea-vertical-align="middle" draw:auto-grow-height="false" fo:min-height="1.85cm" fo:min-width="3.5cm"/>
    </style:style>
    <style:style style:name="gr12" style:family="graphic" style:parent-style-name="standard">
      <style:graphic-properties svg:stroke-color="#666666" draw:fill="solid" draw:fill-color="#eeeeee" draw:opacity="100%" draw:textarea-horizontal-align="justify" draw:textarea-vertical-align="middle" draw:auto-grow-height="false" fo:min-height="1.285cm" fo:min-width="1.636cm" draw:shadow-opacity="100%"/>
    </style:style>
    <style:style style:name="gr13" style:family="graphic" style:parent-style-name="standard">
      <style:graphic-properties svg:stroke-color="#c5000b" draw:fill="solid" draw:fill-color="#ffcccc" draw:opacity="100%" draw:textarea-horizontal-align="justify" draw:textarea-vertical-align="middle" draw:auto-grow-height="false" fo:min-height="1.285cm" fo:min-width="1.636cm" draw:shadow-opacity="100%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standard">
      <style:graphic-properties svg:stroke-color="#c5000b" draw:fill="solid" draw:fill-color="#ffcccc" draw:opacity="100%" draw:textarea-horizontal-align="justify" draw:textarea-vertical-align="middle" draw:auto-grow-height="false" fo:min-height="1.285cm" fo:min-width="3.037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3.185cm"/>
    </style:style>
    <style:style style:name="P1" style:family="paragraph">
      <loext:graphic-properties draw:fill="solid" draw:fill-color="#ffffcc" draw:opacity="100%"/>
      <style:paragraph-properties fo:text-align="center"/>
      <style:text-properties style:font-name="Noto Sans CJK JP Regular1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 draw:opacity="100%"/>
      <style:paragraph-properties fo:text-align="center"/>
      <style:text-properties style:font-name="Noto Sans CJK JP Regular1" fo:font-size="20pt" style:font-size-asian="20pt" style:font-size-complex="20pt"/>
    </style:style>
    <style:style style:name="P4" style:family="paragraph">
      <style:paragraph-properties fo:text-align="center"/>
      <style:text-properties style:font-name="Noto Sans CJK JP Regular"/>
    </style:style>
    <style:style style:name="P5" style:family="paragraph">
      <loext:graphic-properties draw:fill="solid" draw:fill-color="#eeeeee" draw:opacity="100%"/>
      <style:paragraph-properties fo:text-align="center"/>
      <style:text-properties style:font-name="Noto Sans CJK JP Regular" fo:font-size="20pt" style:font-size-asian="20pt" style:font-size-complex="20pt"/>
    </style:style>
    <style:style style:name="P6" style:family="paragraph">
      <loext:graphic-properties draw:fill="solid" draw:fill-color="#cfe7f5" draw:opacity="100%"/>
      <style:paragraph-properties fo:text-align="center"/>
      <style:text-properties style:font-name="Noto Sans CJK JP Regular1" fo:font-size="24pt" style:font-size-asian="24pt" style:font-size-complex="24pt"/>
    </style:style>
    <style:style style:name="P7" style:family="paragraph">
      <loext:graphic-properties draw:fill="solid" draw:fill-color="#eeeeee" draw:opacity="100%"/>
      <style:paragraph-properties fo:text-align="center"/>
      <style:text-properties style:font-name="Noto Sans CJK JP Regular1" fo:font-size="22pt" style:font-name-asian="Noto Sans CJK JP Regular2" style:font-size-asian="22pt" style:font-style-asian="normal" style:font-weight-asian="normal" style:font-size-complex="22pt"/>
    </style:style>
    <style:style style:name="P8" style:family="paragraph">
      <loext:graphic-properties draw:fill="solid" draw:fill-color="#cfe7f5" draw:opacity="100%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eeeeee" draw:opacity="100%"/>
      <style:paragraph-properties fo:text-align="center"/>
      <style:text-properties style:font-name="Noto Sans CJK JP Regular1" fo:font-size="20pt" style:font-name-asian="Noto Sans CJK JP Regular1" style:font-size-asian="20pt" style:font-style-asian="normal" style:font-weight-asian="normal" style:font-size-complex="20pt"/>
    </style:style>
    <style:style style:name="P11" style:family="paragraph">
      <loext:graphic-properties draw:fill="solid" draw:fill-color="#eeeeee" draw:opacity="100%"/>
      <style:paragraph-properties fo:text-align="center"/>
      <style:text-properties style:font-name="Noto Sans CJK JP Regular1" fo:font-size="22pt" style:font-name-asian="Noto Sans CJK JP Regular1" style:font-size-asian="22pt" style:font-style-asian="normal" style:font-weight-asian="normal" style:font-size-complex="22pt"/>
    </style:style>
    <style:style style:name="P12" style:family="paragraph">
      <loext:graphic-properties draw:fill="solid" draw:fill-color="#ffffff"/>
      <style:paragraph-properties fo:text-align="center"/>
      <style:text-properties style:font-name="Noto Sans CJK JP Regular1" fo:font-size="20pt" style:font-name-asian="Noto Sans CJK JP Regular1" style:font-size-asian="20pt" style:font-size-complex="20pt"/>
    </style:style>
    <style:style style:name="P13" style:family="paragraph">
      <loext:graphic-properties draw:fill="solid" draw:fill-color="#ffffff"/>
      <style:paragraph-properties fo:text-align="center"/>
      <style:text-properties style:font-name="Noto Sans CJK JP Regular1" fo:font-size="22pt" style:font-name-asian="Noto Sans CJK JP Regular1" style:font-size-asian="22pt" style:font-size-complex="22pt"/>
    </style:style>
    <style:style style:name="P14" style:family="paragraph">
      <loext:graphic-properties draw:fill="solid" draw:fill-color="#ffffff"/>
      <style:paragraph-properties fo:text-align="center"/>
      <style:text-properties style:font-name="Noto Sans CJK JP Regular1" fo:font-size="22pt" style:font-size-asian="22pt" style:font-size-complex="22pt"/>
    </style:style>
    <style:style style:name="P15" style:family="paragraph">
      <loext:graphic-properties draw:fill="solid" draw:fill-color="#eeeeee" draw:opacity="100%"/>
      <style:paragraph-properties fo:text-align="center"/>
      <style:text-properties fo:font-size="20pt" style:font-size-asian="20pt" style:font-size-complex="20pt"/>
    </style:style>
    <style:style style:name="P16" style:family="paragraph">
      <loext:graphic-properties draw:fill="solid" draw:fill-color="#ffcccc" draw:opacity="100%"/>
      <style:paragraph-properties fo:text-align="center"/>
      <style:text-properties style:font-name="Noto Sans CJK JP Regular1" fo:font-size="22pt" style:font-size-asian="22pt" style:font-size-complex="22pt"/>
    </style:style>
    <style:style style:name="P17" style:family="paragraph">
      <loext:graphic-properties draw:fill="solid" draw:fill-color="#eeeeee" draw:opacity="100%"/>
      <style:paragraph-properties fo:text-align="center"/>
      <style:text-properties style:font-name="Noto Sans CJK JP Regular1" fo:font-size="20pt" style:font-name-asian="Noto Sans CJK JP Regular2" style:font-size-asian="20pt" style:font-style-asian="normal" style:font-weight-asian="normal" style:font-size-complex="20pt"/>
    </style:style>
    <style:style style:name="P18" style:family="paragraph">
      <loext:graphic-properties draw:fill="solid" draw:fill-color="#ffcccc" draw:opacity="100%"/>
      <style:paragraph-properties fo:text-align="center"/>
      <style:text-properties style:font-name="Noto Sans CJK JP Regular1" fo:font-size="20pt" style:font-size-asian="20pt" style:font-size-complex="20pt"/>
    </style:style>
    <style:style style:name="P19" style:family="paragraph">
      <loext:graphic-properties draw:fill="none" draw:fill-color="#ffffff"/>
      <style:text-properties style:font-name="Noto Sans CJK JP Regular1" fo:font-size="24pt" style:font-size-asian="24pt" style:font-size-complex="24pt"/>
    </style:style>
    <style:style style:name="T1" style:family="text">
      <style:text-properties style:font-name="Noto Sans CJK JP Regular1" fo:font-size="20pt" style:font-size-asian="20pt" style:font-size-complex="20pt"/>
    </style:style>
    <style:style style:name="T2" style:family="text">
      <style:text-properties style:font-name="Noto Sans CJK JP Regular" fo:font-size="20pt" style:font-size-asian="20pt" style:font-size-complex="20pt"/>
    </style:style>
    <style:style style:name="T3" style:family="text">
      <style:text-properties style:font-name="Noto Sans CJK JP Regular1" fo:font-size="24pt" style:font-size-asian="24pt" style:font-size-complex="24pt"/>
    </style:style>
    <style:style style:name="T4" style:family="text">
      <style:text-properties style:font-name="Noto Sans CJK JP Regular1" fo:font-size="22pt" style:font-name-asian="Noto Sans CJK JP Regular2" style:font-size-asian="22pt" style:font-style-asian="normal" style:font-weight-asian="normal" style:font-size-complex="22pt"/>
    </style:style>
    <style:style style:name="T5" style:family="text">
      <style:text-properties style:font-name="Noto Sans CJK JP Regular1" fo:font-size="20pt" style:font-name-asian="Noto Sans CJK JP Regular1" style:font-size-asian="20pt" style:font-style-asian="normal" style:font-weight-asian="normal" style:font-size-complex="20pt"/>
    </style:style>
    <style:style style:name="T6" style:family="text">
      <style:text-properties style:font-name="Noto Sans CJK JP Regular1" fo:font-size="22pt" style:font-name-asian="Noto Sans CJK JP Regular1" style:font-size-asian="22pt" style:font-style-asian="normal" style:font-weight-asian="normal" style:font-size-complex="22pt"/>
    </style:style>
    <style:style style:name="T7" style:family="text">
      <style:text-properties style:font-name="Noto Sans CJK JP Regular1" fo:font-size="20pt" style:font-name-asian="Noto Sans CJK JP Regular1" style:font-size-asian="20pt" style:font-size-complex="20pt"/>
    </style:style>
    <style:style style:name="T8" style:family="text">
      <style:text-properties style:font-name="Noto Sans CJK JP Regular1" fo:font-size="22pt" style:font-name-asian="Noto Sans CJK JP Regular1" style:font-size-asian="22pt" style:font-size-complex="22pt"/>
    </style:style>
    <style:style style:name="T9" style:family="text">
      <style:text-properties style:font-name="Noto Sans CJK JP Regular1" fo:font-size="22pt" style:font-size-asian="22pt" style:font-size-complex="22pt"/>
    </style:style>
    <style:style style:name="T10" style:family="text">
      <style:text-properties style:font-name="Noto Sans CJK JP Regular1" fo:font-size="20pt" style:font-name-asian="Noto Sans CJK JP Regular2" style:font-size-asian="20pt" style:font-style-asian="normal" style:font-weight-asian="normal" style:font-size-complex="20pt"/>
    </style:style>
    <style:style style:name="T11" style:family="text">
      <style:text-properties style:font-name="Noto Sans CJK JP Regular1" fo:font-size="18pt" style:font-name-asian="Noto Sans CJK JP Regular2" style:font-size-asian="18pt" style:font-style-asian="normal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9.3cm" svg:height="9.106cm" draw:transform="skewX (-0.000872664625997165) rotate (-0.000872664625997355) translate (0.3cm 2.581cm)">
          <text:p/>
          <draw:enhanced-geometry svg:viewBox="0 0 21600 21600" draw:path-stretchpoint-x="10800" draw:path-stretchpoint-y="10800" draw:text-areas="?f3 ?f4 ?f5 ?f6" draw:type="round-rectangle" draw:modifiers="1447.44771756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2.395cm" draw:transform="skewX (-0.000872664625997165) rotate (-0.000872664625997355) translate (18.4cm 14.9cm)">
          <text:p text:style-name="P2"><text:span text:style-name="T1">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9cm" svg:height="2.395cm" draw:transform="skewX (-0.000872664625997165) rotate (-0.000872664625997355) translate (6.2cm 14.9cm)">
          <text:p text:style-name="P2"><text:span text:style-name="T1">Card 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9.3cm" svg:height="1.895cm" draw:transform="skewX (-0.0010471975511966) rotate (-0.000872664625997355) translate (0.3cm 12.2cm)">
          <text:p text:style-name="P4"><text:span text:style-name="T2">PCSC / Win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0.1cm" svg:height="1.6cm" draw:transform="skewX (-0.000698131700797732) rotate (-0.000872664625997355) translate (0.9cm 3.988cm)">
          <text:p text:style-name="P2"><text:span text:style-name="T3">PKCS #11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cm" svg:height="1.998cm" draw:transform="skewX (-0.0010471975511966) rotate (-0.000872664625997355) translate (4.4cm 0.1cm)">
          <text:p text:style-name="P2"><text:span text:style-name="T4">P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7.9cm" svg:height="5.212cm" draw:transform="skewX (-0.000872664625997165) rotate (-0.000872664625997355) translate (0.9cm 6.076cm)">
          <text:p/>
          <draw:enhanced-geometry svg:viewBox="0 0 21600 21600" draw:path-stretchpoint-x="10800" draw:path-stretchpoint-y="10800" draw:text-areas="?f3 ?f4 ?f5 ?f6" draw:type="round-rectangle" draw:modifiers="1386.442711457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.6cm" svg:height="1.2cm" svg:x="15cm" svg:y="1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9" draw:text-style-name="P9" draw:layer="layout" svg:width="3.199cm" svg:height="4.985cm" draw:transform="rotate (-1.5707963267949) translate (6.189cm 14.1cm)" svg:viewBox="0 0 3200 4986" svg:d="M0 4789c162 1 737 109 900 100 169-9 2200 400 2300-400 0-800-2100-500-2201-1285-100-900 2101-615 2201-1515 0-500-600-600-1300-900-600-400-27-614-12-789">
          <text:p/>
        </draw:path>
        <draw:custom-shape draw:style-name="gr6" draw:text-style-name="P7" draw:layer="layout" svg:width="4cm" svg:height="1.998cm" draw:transform="skewX (-0.0010471975511966) rotate (-0.000872664625997355) translate (0.2cm 0.1cm)">
          <text:p text:style-name="P2"><text:span text:style-name="T4">OpenS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4cm" svg:height="1.998cm" draw:transform="skewX (-0.0010471975511966) rotate (-0.000872664625997355) translate (8.6cm 0.1cm)">
          <text:p text:style-name="P2"><text:span text:style-name="T5">メーラー</text:span></text:p>
          <text:p text:style-name="P2"><text:span text:style-name="T5">OpenPG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4cm" svg:height="1.998cm" draw:transform="skewX (-0.0010471975511966) rotate (-0.000872664625997355) translate (12.8cm 0.099cm)">
          <text:p text:style-name="P2"><text:span text:style-name="T6">Firefox</text:span></text:p>
          <text:p text:style-name="P2"><text:span text:style-name="T6">N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cm" svg:height="1.998cm" draw:transform="skewX (-0.0010471975511966) rotate (-0.000872664625997355) translate (17cm 0.1cm)">
          <text:p text:style-name="P2"><text:span text:style-name="T4">無線</text:span><text:span text:style-name="T4">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2.6cm" svg:height="2.1cm" svg:x="5.7cm" svg:y="6.5cm">
          <text:p text:style-name="P2"><text:span text:style-name="T7">PKCS #15 </text:span><text:span text:style-name="T7">エミュレーション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2.6cm" svg:height="2.1cm" svg:x="5.7cm" svg:y="8.8cm">
          <text:p text:style-name="P2"><text:span text:style-name="T8">カードドライバ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cm" svg:height="2.1cm" svg:x="1.3cm" svg:y="8.8cm">
          <text:p text:style-name="P2"><text:span text:style-name="T8">ISO7816</text:span></text:p>
          <text:p text:style-name="P2"><text:span text:style-name="T8">標準実装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cm" svg:height="2.1cm" svg:x="1.3cm" svg:y="6.5cm">
          <text:p text:style-name="P2"><text:span text:style-name="T9">PKCS #15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3cm" svg:height="1.699cm" draw:transform="skewX (-0.000523598775598299) rotate (-0.000872664625997355) translate (15cm 6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3cm" svg:height="1.699cm" draw:transform="skewX (-0.000523598775598299) rotate (-0.000872664625997355) translate (15cm 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3cm" svg:height="1.699cm" draw:transform="skewX (-0.000523598775598299) rotate (-0.000872664625997355) translate (17.5cm 8.9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3cm" svg:height="1.699cm" draw:transform="skewX (-0.000523598775598299) rotate (-0.000872664625997355) translate (17.5cm 6.6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3cm" svg:height="1.699cm" draw:transform="skewX (-0.000523598775598299) rotate (-0.000872664625997355) translate (20cm 8.9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3cm" svg:height="1.699cm" draw:transform="skewX (-0.000523598775598299) rotate (-0.000872664625997355) translate (20cm 6.6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3cm" svg:height="1.699cm" draw:transform="skewX (-0.000523598775598299) rotate (-0.000872664625997355) translate (22.5cm 8.9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3cm" svg:height="1.699cm" draw:transform="skewX (-0.000523598775598299) rotate (-0.000872664625997355) translate (22.5cm 6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2.3cm" svg:height="1.699cm" draw:transform="skewX (-0.000523598775598299) rotate (-0.000872664625997355) translate (25cm 6.699cm)">
          <text:p text:style-name="P2"><text:span text:style-name="T9">JPK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2.3cm" svg:height="1.699cm" draw:transform="skewX (-0.000523598775598299) rotate (-0.000872664625997355) translate (25cm 8.999cm)">
          <text:p text:style-name="P2"><text:span text:style-name="T9">JPK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4cm" svg:height="1.998cm" draw:transform="skewX (-0.0010471975511966) rotate (-0.000872664625997355) translate (21.2cm 0.099cm)">
          <text:p text:style-name="P2"><text:span text:style-name="T10">Windows</text:span></text:p>
          <text:p text:style-name="P2"><text:span text:style-name="T10">BaseCS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4cm" svg:height="1.998cm" draw:transform="skewX (-0.0010471975511966) rotate (-0.000872664625997355) translate (25.4cm 0.099cm)">
          <text:p text:style-name="P2"><text:span text:style-name="T10">OSX</text:span></text:p>
          <text:p text:style-name="P2"><text:span text:style-name="T11">キーチェーン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9" draw:layer="layout" svg:x1="27.6cm" svg:y1="2.1cm" svg:x2="27.6cm" svg:y2="4.1cm">
          <text:p/>
        </draw:line>
        <draw:custom-shape draw:style-name="gr15" draw:text-style-name="P18" draw:layer="layout" svg:width="3.701cm" svg:height="1.699cm" draw:transform="skewX (-0.000523598775598299) rotate (-0.000872664625997355) translate (21.3cm 3.999cm)">
          <text:p text:style-name="P2"><text:span text:style-name="T1">mini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9" draw:layer="layout" svg:width="3.685cm" svg:height="1.504cm" svg:x="11.615cm" svg:y="2.5cm">
          <draw:text-box>
            <text:p><text:span text:style-name="T3">OpenSC</text:span></text:p>
          </draw:text-box>
        </draw:frame>
        <draw:line draw:style-name="gr14" draw:text-style-name="P9" draw:layer="layout" svg:x1="23.2cm" svg:y1="2.1cm" svg:x2="23.2cm" svg:y2="4.1cm">
          <text:p/>
        </draw:line>
        <draw:custom-shape draw:style-name="gr15" draw:text-style-name="P18" draw:layer="layout" svg:width="3.701cm" svg:height="1.699cm" draw:transform="skewX (-0.000523598775598299) rotate (-0.000872664625997355) translate (25.399cm 3.998cm)">
          <text:p text:style-name="P2"><text:span text:style-name="T1">to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Regular1" svg:font-family="'Noto Sans CJK JP Regular'" style:font-pitch="variable"/>
    <style:font-face style:name="Noto Sans CJK JP Regular2" svg:font-family="'Noto Sans CJK JP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メイリオ" svg:font-family="メイリオ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メイリオ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3:15:08.650921865</meta:creation-date>
    <dc:date>2018-09-15T03:51:31.692460674</dc:date>
    <meta:editing-duration>PT3H45M22S</meta:editing-duration>
    <meta:editing-cycles>55</meta:editing-cycles>
    <meta:generator>LibreOffice/6.0.4.2$Linux_X86_64 LibreOffice_project/00m0$Build-2</meta:generator>
    <meta:document-statistic meta:object-count="34"/>
  </office:meta>
</office:document-meta>
</file>